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cript&gt;</text:p>
      <text:p text:style-name="Standard"><text:s text:c="8"/>function theChangeColor(){</text:p>
      <text:p text:style-name="Standard"><text:s text:c="12"/>color = colors.shift();</text:p>
      <text:p text:style-name="Standard"><text:s text:c="12"/>colors.push(color);</text:p>
      <text:p text:style-name="Standard"><text:s text:c="12"/>box.style.backgroundColor = color;</text:p>
      <text:p text:style-name="Standard"><text:s text:c="8"/>};</text:p>
      <text:p text:style-name="Standard"/>
      <text:p text:style-name="Standard"><text:s text:c="8"/>var box = document.getElementById('mydiv');</text:p>
      <text:p text:style-name="Standard"><text:s text:c="8"/>colors = ['red', 'green', 'blue'];</text:p>
      <text:p text:style-name="Standard"><text:s text:c="8"/>box.style.backgroundColor = colors[2];</text:p>
      <text:p text:style-name="Standard"><text:s text:c="8"/>box.onclick = theChangeColor;</text:p>
      <text:p text:style-name="Standard"><text:s text:c="4"/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4:38:00.490522981</meta:creation-date>
    <dc:date>2019-07-21T14:38:12.720536041</dc:date>
    <meta:editing-duration>PT13S</meta:editing-duration>
    <meta:editing-cycles>1</meta:editing-cycles>
    <meta:document-statistic meta:table-count="0" meta:image-count="0" meta:object-count="0" meta:page-count="1" meta:paragraph-count="11" meta:word-count="27" meta:character-count="353" meta:non-whitespace-character-count="249"/>
    <meta:generator>LibreOffice/6.0.7.3$Linux_X86_64 LibreOffice_project/00m0$Build-3</meta:generator>
  </office:meta>
</office:document-meta>
</file>